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d6d"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4.5cm" loext:decorative="false"/>
      <style:paragraph-properties style:writing-mode="lr-tb"/>
    </style:style>
    <style:style style:name="gr3" style:family="graphic" style:parent-style-name="standard">
      <style:graphic-properties draw:fill-color="#ffff6d"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4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-color="#ff6d6d"/>
      <style:paragraph-properties fo:text-align="center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6d"/>
      <style:paragraph-properties fo:text-align="center"/>
      <style:text-properties fo:color="#000000" loext:opacity="100%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2cm" svg:x="10cm" svg:y="3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5cm" svg:height="2cm" svg:x="6cm" svg:y="8cm">
          <draw:glue-point draw:id="4" svg:x="-1cm" svg:y="-5cm"/>
          <draw:glue-point draw:id="5" svg:x="-1cm" svg:y="5cm"/>
          <draw:glue-point draw:id="6" svg:x="1cm" svg:y="-5cm"/>
          <draw:glue-point draw:id="7" svg:x="1cm" svg:y="5cm"/>
          <text:p text:style-name="P3">System Bu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2cm" svg:x="18cm" svg:y="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2cm" svg:x="14cm" svg:y="3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2cm" svg:x="6cm" svg:y="13cm">
          <text:p text:style-name="P1">HDD / SSD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cm" svg:height="2cm" svg:x="12.05cm" svg:y="13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cm" svg:height="2cm" svg:x="18cm" svg:y="13cm">
          <text:p text:style-name="P1">LAN / WLA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6cm" svg:y="3cm">
          <text:p text:style-name="P1">BIOS / UEFI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5cm" svg:y1="5cm" svg:x2="13.5cm" svg:y2="8cm" draw:start-shape="id1" draw:start-glue-point="2" draw:end-shape="id2" draw:end-glue-point="0" svg:d="M11500 5000l2000 3000" svg:viewBox="0 0 2001 3001">
          <text:p/>
        </draw:connector>
        <draw:connector draw:style-name="gr5" draw:text-style-name="P5" draw:layer="layout" draw:type="line" svg:x1="7.5cm" svg:y1="13cm" svg:x2="12cm" svg:y2="10cm" draw:start-shape="id3" draw:start-glue-point="0" draw:end-shape="id2" draw:end-glue-point="5" svg:d="M7500 13000l4500-3000" svg:viewBox="0 0 4501 3001">
          <text:p/>
        </draw:connector>
        <draw:connector draw:style-name="gr6" draw:text-style-name="P5" draw:layer="layout" draw:type="line" svg:x1="7.5cm" svg:y1="5cm" svg:x2="12cm" svg:y2="8cm" draw:start-shape="id4" draw:start-glue-point="2" draw:end-shape="id2" draw:end-glue-point="4" svg:d="M7500 5000l4500 3000" svg:viewBox="0 0 4501 3001">
          <text:p/>
        </draw:connector>
        <draw:connector draw:style-name="gr7" draw:text-style-name="P5" draw:layer="layout" draw:type="line" svg:x1="13.55cm" svg:y1="13cm" svg:x2="13.5cm" svg:y2="10cm" draw:start-shape="id5" draw:start-glue-point="0" draw:end-shape="id2" draw:end-glue-point="2" svg:d="M13550 13000l-50-3000" svg:viewBox="0 0 51 3001">
          <text:p/>
        </draw:connector>
        <draw:connector draw:style-name="gr8" draw:text-style-name="P5" draw:layer="layout" draw:type="line" svg:x1="15.5cm" svg:y1="5cm" svg:x2="13.5cm" svg:y2="8cm" draw:start-shape="id6" draw:start-glue-point="2" draw:end-shape="id2" draw:end-glue-point="0" svg:d="M15500 5000l-2000 3000" svg:viewBox="0 0 2001 3001">
          <text:p/>
        </draw:connector>
        <draw:connector draw:style-name="gr9" draw:text-style-name="P5" draw:layer="layout" draw:type="line" svg:x1="19.5cm" svg:y1="5cm" svg:x2="15cm" svg:y2="8cm" draw:start-shape="id7" draw:start-glue-point="2" draw:end-shape="id2" draw:end-glue-point="6" svg:d="M19500 5000l-4500 3000" svg:viewBox="0 0 4501 3001">
          <text:p/>
        </draw:connector>
        <draw:connector draw:style-name="gr10" draw:text-style-name="P5" draw:layer="layout" draw:type="line" svg:x1="19.5cm" svg:y1="13cm" svg:x2="15cm" svg:y2="10cm" draw:start-shape="id8" draw:start-glue-point="0" draw:end-shape="id2" draw:end-glue-point="7" svg:d="M19500 13000l-4500-3000" svg:viewBox="0 0 4501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8:36:22.555794566</meta:creation-date>
    <dc:date>2025-10-13T18:52:08.884612185</dc:date>
    <meta:editing-duration>PT4M14S</meta:editing-duration>
    <meta:editing-cycles>1</meta:editing-cycles>
    <meta:document-statistic meta:object-count="15"/>
    <meta:generator>LibreOffice/24.8.7.2$Linux_X86_64 LibreOffice_project/480$Build-2</meta:generator>
  </office:meta>
</office:document-meta>
</file>